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3.512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064cm" svg:height="2.54cm" svg:x="11.684cm" svg:y="1.016cm">
          <text:p text:style-name="P1">P1</text:p>
          <text:p text:style-name="P1">Z = 78.13</text:p>
          <text:p text:style-name="P1">(x,y) = (2, 3.2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064cm" svg:height="2.54cm" svg:x="6.604cm" svg:y="5.08cm">
          <text:p text:style-name="P1">P2</text:p>
          <text:p text:style-name="P1">Z = 74.25</text:p>
          <text:p text:style-name="P1">(x,y) = (2.2, 3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064cm" svg:height="2.54cm" svg:x="14.986cm" svg:y="5.08cm">
          <text:p text:style-name="P1">P3</text:p>
          <text:p text:style-name="P1">Z = 77.4</text:p>
          <text:p text:style-name="P1">(x,y) = (1.2, 4)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064cm" svg:height="2.54cm" svg:x="12.446cm" svg:y="10.922cm">
          <text:p text:style-name="P1">P4</text:p>
          <text:p text:style-name="P1">Z = 76.8</text:p>
          <text:p text:style-name="P1">(x,y) = (1, 4.2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64cm" svg:height="2.54cm" svg:x="20.828cm" svg:y="10.922cm">
          <text:p text:style-name="P1">P5</text:p>
          <text:p text:style-name="P1">Z = 75</text:p>
          <text:p text:style-name="P1">(x,y) = (2, 4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716cm" svg:y1="3.556cm" svg:x2="8.636cm" svg:y2="5.08cm" draw:start-shape="id1" draw:end-shape="id2" svg:d="M13716 3556v762h-5080v762" svg:viewBox="0 0 5081 1525">
          <text:p text:style-name="P1"><text:line-break/>y &lt;= 3 <text:s text:c="11"/></text:p>
          <text:p text:style-name="P1"/>
          <text:list text:style-name="L1">
            <text:list-item>
              <text:p text:style-name="P1"/>
            </text:list-item>
          </text:list>
        </draw:connector>
        <draw:connector draw:style-name="gr2" draw:text-style-name="P3" draw:layer="layout" svg:x1="15.748cm" svg:y1="2.286cm" svg:x2="17.018cm" svg:y2="5.08cm" draw:start-shape="id1" draw:start-glue-point="1" draw:end-shape="id3" draw:end-glue-point="0" svg:d="M15748 2286h1270v2794" svg:viewBox="0 0 1271 2795">
          <text:p text:style-name="P1"><text:s text:c="21"/>y &gt;= 4</text:p>
        </draw:connector>
        <draw:connector draw:style-name="gr2" draw:text-style-name="P3" draw:layer="layout" svg:x1="17.018cm" svg:y1="7.62cm" svg:x2="14.478cm" svg:y2="10.922cm" draw:start-shape="id3" draw:start-glue-point="2" draw:end-shape="id4" draw:end-glue-point="0" svg:d="M17018 7620v1651h-2540v1651" svg:viewBox="0 0 2541 3303">
          <text:p text:style-name="P1"><text:s text:c="2"/>x &lt;= 1 <text:s/></text:p>
          <text:p text:style-name="P1"/>
        </draw:connector>
        <draw:connector draw:style-name="gr2" draw:text-style-name="P3" draw:layer="layout" svg:x1="19.05cm" svg:y1="6.35cm" svg:x2="22.86cm" svg:y2="10.922cm" draw:start-shape="id3" draw:start-glue-point="1" draw:end-shape="id5" draw:end-glue-point="0" svg:d="M19050 6350h3810v4572" svg:viewBox="0 0 3811 4573">
          <text:p text:style-name="P1"><text:s text:c="36"/>x &gt;= 2</text:p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5:47:07.616867874</meta:creation-date>
    <dc:date>2020-11-23T16:32:02.006657977</dc:date>
    <meta:editing-duration>PT24M34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